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ff950e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svg:stroke-width="0cm" svg:stroke-color="#000000" draw:marker-start-width="0.204cm" draw:marker-end-width="0.204cm" svg:stroke-opacity="95%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6" style:family="graphic" style:parent-style-name="standard">
      <style:graphic-properties svg:stroke-color="#000000" draw:opacity="50%" draw:textarea-horizontal-align="justify" draw:textarea-vertical-align="middle" draw:auto-grow-height="false" draw:shadow-opacity="50%"/>
    </style:style>
    <style:style style:name="gr7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cm" fo:min-width="0cm" draw:shadow-opacity="50%"/>
    </style:style>
    <style:style style:name="gr8" style:family="graphic" style:parent-style-name="standard">
      <style:graphic-properties svg:stroke-width="0.102cm" svg:stroke-color="#000000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3" style:family="paragraph">
      <style:text-properties fo:color="#000000"/>
    </style:style>
    <style:style style:name="P4" style:family="paragraph">
      <style:text-properties fo:color="#000000" fo:font-size="24pt" fo:font-weight="normal" style:font-size-asian="24pt" style:font-weight-asian="normal" style:font-size-complex="24pt" style:font-weight-complex="normal"/>
    </style:style>
    <style:style style:name="P5" style:family="paragraph">
      <style:text-properties fo:color="#999999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999999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4.7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.5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1.908cm" svg:y="1.991cm">
          <draw:text-box>
            <text:p><text:span text:style-name="T1">2</text:span></text:p>
          </draw:text-box>
        </draw:frame>
        <draw:custom-shape draw:style-name="gr1" draw:text-style-name="P1" draw:layer="layout" svg:width="1.614cm" svg:height="1.19cm" svg:x="3.1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3.508cm" svg:y="1.991cm">
          <draw:text-box>
            <text:p><text:span text:style-name="T1">0</text:span></text:p>
          </draw:text-box>
        </draw:frame>
        <draw:frame draw:style-name="gr2" draw:text-style-name="P2" draw:layer="layout" svg:width="1.256cm" svg:height="1.204cm" svg:x="5.008cm" svg:y="1.991cm">
          <draw:text-box>
            <text:p><text:span text:style-name="T1">-4</text:span></text:p>
          </draw:text-box>
        </draw:frame>
        <draw:custom-shape draw:style-name="gr3" draw:text-style-name="P1" draw:layer="layout" svg:width="1.614cm" svg:height="1.19cm" svg:x="6.3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6.708cm" svg:y="1.991cm">
          <draw:text-box>
            <text:p><text:span text:style-name="T1">1</text:span></text:p>
          </draw:text-box>
        </draw:frame>
        <draw:custom-shape draw:style-name="gr3" draw:text-style-name="P1" draw:layer="layout" svg:width="1.614cm" svg:height="1.19cm" svg:x="7.9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8.308cm" svg:y="1.991cm">
          <draw:text-box>
            <text:p><text:span text:style-name="T1">3</text:span></text:p>
          </draw:text-box>
        </draw:frame>
        <draw:custom-shape draw:style-name="gr3" draw:text-style-name="P1" draw:layer="layout" svg:width="1.614cm" svg:height="1.19cm" svg:x="9.5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6cm" svg:height="1.204cm" svg:x="9.808cm" svg:y="1.991cm">
          <draw:text-box>
            <text:p><text:span text:style-name="T1">-1</text:span></text:p>
          </draw:text-box>
        </draw:frame>
        <draw:custom-shape draw:style-name="gr3" draw:text-style-name="P1" draw:layer="layout" svg:width="1.614cm" svg:height="1.19cm" svg:x="11.1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6cm" svg:height="1.204cm" svg:x="11.408cm" svg:y="1.991cm">
          <draw:text-box>
            <text:p><text:span text:style-name="T1">-2</text:span></text:p>
          </draw:text-box>
        </draw:frame>
        <draw:custom-shape draw:style-name="gr4" draw:text-style-name="P1" draw:layer="layout" svg:width="1.614cm" svg:height="1.19cm" svg:x="14.364cm" svg:y="1.9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14cm" svg:height="1.19cm" svg:x="12.7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972cm" svg:height="1.204cm" svg:x="14.708cm" svg:y="1.991cm">
          <draw:text-box>
            <text:p text:style-name="P3"><text:span text:style-name="T2">5</text:span></text:p>
          </draw:text-box>
        </draw:frame>
        <draw:custom-shape draw:style-name="gr6" draw:text-style-name="P1" draw:layer="layout" svg:width="1.614cm" svg:height="1.19cm" svg:x="15.9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972cm" svg:height="1.204cm" svg:x="16.308cm" svg:y="1.991cm">
          <draw:text-box>
            <text:p><text:span text:style-name="T3">0</text:span></text:p>
          </draw:text-box>
        </draw:frame>
        <draw:custom-shape draw:style-name="gr6" draw:text-style-name="P1" draw:layer="layout" svg:width="1.614cm" svg:height="1.19cm" svg:x="17.5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972cm" svg:height="1.204cm" svg:x="17.908cm" svg:y="1.991cm">
          <draw:text-box>
            <text:p><text:span text:style-name="T3">1</text:span></text:p>
          </draw:text-box>
        </draw:frame>
        <draw:custom-shape draw:style-name="gr6" draw:text-style-name="P1" draw:layer="layout" svg:width="1.614cm" svg:height="1.19cm" svg:x="19.164cm" svg:y="1.991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725cm" svg:height="1.204cm" svg:x="19.108cm" svg:y="1.991cm">
          <draw:text-box>
            <text:p><text:span text:style-name="T3">-20</text:span></text:p>
          </draw:text-box>
        </draw:frame>
        <draw:custom-shape draw:style-name="gr6" draw:text-style-name="P1" draw:layer="layout" svg:width="1.614cm" svg:height="1.19cm" svg:x="20.7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972cm" svg:height="1.204cm" svg:x="21.108cm" svg:y="1.991cm">
          <draw:text-box>
            <text:p><text:span text:style-name="T3">8</text:span></text:p>
          </draw:text-box>
        </draw:frame>
        <draw:custom-shape draw:style-name="gr6" draw:text-style-name="P1" draw:layer="layout" svg:width="1.614cm" svg:height="1.19cm" svg:x="22.364cm" svg:y="1.991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256cm" svg:height="1.204cm" svg:x="22.508cm" svg:y="1.991cm">
          <draw:text-box>
            <text:p><text:span text:style-name="T3">-8</text:span></text:p>
          </draw:text-box>
        </draw:frame>
        <draw:custom-shape draw:style-name="gr6" draw:text-style-name="P1" draw:layer="layout" svg:width="1.614cm" svg:height="1.19cm" svg:x="23.9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972cm" svg:height="1.204cm" svg:x="24.308cm" svg:y="1.991cm">
          <draw:text-box>
            <text:p><text:span text:style-name="T3">2</text:span></text:p>
          </draw:text-box>
        </draw:frame>
        <draw:frame draw:style-name="gr2" draw:text-style-name="P4" draw:layer="layout" svg:width="0.972cm" svg:height="1.204cm" svg:x="13.108cm" svg:y="1.991cm">
          <draw:text-box>
            <text:p><text:span text:style-name="T2">2</text:span></text:p>
          </draw:text-box>
        </draw:frame>
        <draw:custom-shape draw:style-name="gr8" draw:text-style-name="P1" draw:layer="layout" svg:width="0.504cm" svg:height="7.918cm" draw:transform="rotate (1.5707963267949) translate (6.449cm 1.858cm)">
          <text:p/>
          <draw:enhanced-geometry svg:viewBox="0 0 21600 21600" draw:glue-points="0 0 0 21600 21600 10800" draw:text-areas="0 ?f3 15150 ?f4" draw:mirror-horizontal="false" draw:mirror-vertical="false" draw:type="right-bracket" draw:modifiers="2455.81395348837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4-29T10:27:58.102883868</dc:date>
    <dc:creator>elucterio </dc:creator>
    <meta:editing-duration>PT10H23M48S</meta:editing-duration>
    <meta:editing-cycles>15</meta:editing-cycles>
    <meta:generator>LibreOffice/4.2.8.2$Linux_X86_64 LibreOffice_project/420m0$Build-2</meta:generator>
    <meta:document-statistic meta:object-count="31"/>
  </office:meta>
</office:document-meta>
</file>